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8000007805F3483961555A92D.png" manifest:media-type="image/png"/>
  <manifest:file-entry manifest:full-path="Pictures/1000000000000438000007804BF9C9BE9110557C.png" manifest:media-type="image/png"/>
  <manifest:file-entry manifest:full-path="Pictures/1000000000000438000007801E71F613C0735FC7.png" manifest:media-type="image/png"/>
  <manifest:file-entry manifest:full-path="Pictures/100000000000043800000780C920359182D025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9882in" svg:y="-0.3965in" svg:width="3.2744in" svg:height="4.6181in" draw:z-index="0"><draw:image xlink:href="Pictures/1000000000000438000007801E71F613C0735FC7.png" xlink:type="simple" xlink:show="embed" xlink:actuate="onLoad"/></draw:frame><draw:frame draw:style-name="fr1" draw:name="Image2" text:anchor-type="paragraph" svg:x="-0.3783in" svg:y="-0.3862in" svg:width="3.4028in" svg:height="4.6256in" draw:z-index="1"><draw:image xlink:href="Pictures/100000000000043800000780C920359182D0250C.png" xlink:type="simple" xlink:show="embed" xlink:actuate="onLoad"/></draw:frame><draw:frame draw:style-name="fr1" draw:name="Image3" text:anchor-type="paragraph" svg:x="4.002in" svg:y="4.761in" svg:width="3.3839in" svg:height="5.2126in" draw:z-index="2"><draw:image xlink:href="Pictures/1000000000000438000007804BF9C9BE9110557C.png" xlink:type="simple" xlink:show="embed" xlink:actuate="onLoad"/></draw:frame><draw:frame draw:style-name="fr1" draw:name="Image4" text:anchor-type="paragraph" svg:x="-0.3783in" svg:y="4.7098in" svg:width="3.4465in" svg:height="5.2366in" draw:z-index="3"><draw:image xlink:href="Pictures/1000000000000438000007805F3483961555A92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08:11.432641873</meta:creation-date>
    <dc:date>2018-03-27T21:12:30.237232083</dc:date>
    <meta:editing-duration>PT4M19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3.0.3$Linux_X86_64 LibreOffice_project/30m0$Build-3</meta:generator>
  </office:meta>
</office:document-meta>
</file>